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494" officeooo:paragraph-rsid="00228902"/>
    </style:style>
    <style:style style:name="P2" style:family="paragraph" style:parent-style-name="Standard">
      <style:text-properties officeooo:rsid="00186494" officeooo:paragraph-rsid="00228902"/>
    </style:style>
    <style:style style:name="P3" style:family="paragraph" style:parent-style-name="Standard">
      <style:text-properties fo:font-size="10pt" officeooo:rsid="001cfa95" officeooo:paragraph-rsid="00228902" style:font-size-asian="10pt" style:font-size-complex="10pt"/>
    </style:style>
    <style:style style:name="P4" style:family="paragraph" style:parent-style-name="Standard">
      <style:text-properties fo:font-size="10pt" officeooo:paragraph-rsid="00228902" style:font-size-asian="10pt" style:font-size-complex="10pt"/>
    </style:style>
    <style:style style:name="P5" style:family="paragraph" style:parent-style-name="Standard">
      <style:text-properties fo:font-size="10pt" officeooo:rsid="001e659c" officeooo:paragraph-rsid="00228902" style:font-size-asian="10pt" style:font-size-complex="10pt"/>
    </style:style>
    <style:style style:name="P6" style:family="paragraph" style:parent-style-name="Standard">
      <style:text-properties style:font-name="Liberation Sans" fo:font-size="10pt" officeooo:rsid="001cfa95" officeooo:paragraph-rsid="0022890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6494" officeooo:paragraph-rsid="00228902"/>
    </style:style>
    <style:style style:name="P8" style:family="paragraph" style:parent-style-name="Standard" style:list-style-name="L1">
      <style:text-properties fo:font-size="10pt" officeooo:paragraph-rsid="00228902" style:font-size-asian="10pt" style:font-size-complex="10pt"/>
    </style:style>
    <style:style style:name="P9" style:family="paragraph" style:parent-style-name="Standard" style:list-style-name="L1">
      <style:text-properties fo:font-size="10pt" officeooo:rsid="00228902" officeooo:paragraph-rsid="00228902" style:font-size-asian="10pt" style:font-size-complex="10pt"/>
    </style:style>
    <style:style style:name="P10" style:family="paragraph" style:parent-style-name="Standard" style:list-style-name="L2">
      <style:text-properties fo:font-size="10pt" officeooo:rsid="001fc7b8" officeooo:paragraph-rsid="00228902" style:font-size-asian="10pt" style:font-size-complex="10pt"/>
    </style:style>
    <style:style style:name="P11" style:family="paragraph" style:parent-style-name="Standard" style:list-style-name="L3">
      <style:text-properties fo:font-size="10pt" officeooo:rsid="001fc7b8" officeooo:paragraph-rsid="00228902" style:font-size-asian="10pt" style:font-size-complex="10pt"/>
    </style:style>
    <style:style style:name="P12" style:family="paragraph" style:parent-style-name="Standard" style:list-style-name="L4">
      <style:text-properties fo:font-size="10pt" officeooo:rsid="001fc7b8" officeooo:paragraph-rsid="00228902" style:font-size-asian="10pt" style:font-size-complex="10pt"/>
    </style:style>
    <style:style style:name="P13" style:family="paragraph" style:parent-style-name="Standard" style:list-style-name="L5">
      <style:text-properties officeooo:rsid="001fc7b8" officeooo:paragraph-rsid="00228902"/>
    </style:style>
    <style:style style:name="T1" style:family="text">
      <style:text-properties officeooo:rsid="001867a0"/>
    </style:style>
    <style:style style:name="T2" style:family="text">
      <style:text-properties officeooo:rsid="001c2144"/>
    </style:style>
    <style:style style:name="T3" style:family="text">
      <style:text-properties officeooo:rsid="001cfa9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67a0"/>
    </style:style>
    <style:style style:name="T6" style:family="text">
      <style:text-properties style:text-underline-style="solid" style:text-underline-width="auto" style:text-underline-color="font-color" officeooo:rsid="001c2144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e659c"/>
    </style:style>
    <style:style style:name="T9" style:family="text">
      <style:text-properties style:text-position="super 58%" style:font-name="Liberation Sans"/>
    </style:style>
    <style:style style:name="T10" style:family="text">
      <style:text-properties style:text-position="super 58%" style:font-name="Liberation Sans" officeooo:rsid="001cfa95"/>
    </style:style>
    <style:style style:name="T11" style:family="text">
      <style:text-properties style:text-position="super 58%" style:font-name="Liberation Sans" officeooo:rsid="001fc51b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1cfa95"/>
    </style:style>
    <style:style style:name="T14" style:family="text">
      <style:text-properties style:font-name="Liberation Sans" officeooo:rsid="001fc51b"/>
    </style:style>
    <style:style style:name="T15" style:family="text">
      <style:text-properties style:font-name="Liberation Sans" officeooo:rsid="001fc7b8"/>
    </style:style>
    <style:style style:name="T16" style:family="text">
      <style:text-properties officeooo:rsid="001e659c"/>
    </style:style>
    <style:style style:name="T17" style:family="text">
      <style:text-properties officeooo:rsid="001fc51b"/>
    </style:style>
    <style:style style:name="T18" style:family="text">
      <style:text-properties officeooo:rsid="001fc7b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21b739" style:font-size-asian="10pt" style:font-size-complex="10pt"/>
    </style:style>
    <style:style style:name="T21" style:family="text">
      <style:text-properties fo:font-size="10pt" officeooo:rsid="00228902" style:font-size-asian="10pt" style:font-size-complex="10pt"/>
    </style:style>
    <style:style style:name="T22" style:family="text">
      <style:text-properties officeooo:rsid="0021b739"/>
    </style:style>
    <style:style style:name="T23" style:family="text">
      <style:text-properties officeooo:rsid="00228902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P A</text:span>rithmétique<text:span text:style-name="T1"> avec Python </text:span><text:span text:style-name="T2">(suite)</text:span></text:p>
      <text:p text:style-name="P2"/>
      <text:p text:style-name="P3">Avec la question 6 nous avons défini les nombres premiers.</text:p>
      <text:p text:style-name="P3"><text:span text:style-name="T4">Théorème important</text:span> : tout nombre entier positif admet une unique décomposition en produit de facteurs premiers. Exemple avec 360 :</text:p>
      <text:p text:style-name="P6">360 = 2 x 180 = 2 x 2 x 90 = 2 x 2 x 2 x 45 = <text:s/>2 x 2 x 2 x 3 x <text:span text:style-name="T17">1</text:span>5</text:p>
      <text:p text:style-name="P6"><text:s text:c="7"/>= 2 x 2 x 2 x 3 x 3 x 5 = 2<text:span text:style-name="T7">3</text:span>x3<text:span text:style-name="T8">2</text:span>x5</text:p>
      <text:p text:style-name="P6"/>
      <text:list xml:id="list1834383437" text:style-name="L1">
        <text:list-item>
          <text:p text:style-name="P8"><text:span text:style-name="T16">Écrire une fonction qui donne la décomposition d’un nombre en facteurs premiers. </text:span><text:span text:style-name="T18">Exceptionnellement un affichage suffira.</text:span></text:p>
          <text:p text:style-name="P9">Notez qu’il y a une version qui utilise la question 6. mais qu’on peut aussi le faire en « force brute » en testant aussi des nombres non premiers (2, 3, 4, 5, 6…).</text:p>
        </text:list-item>
      </text:list>
      <text:p text:style-name="P4"/>
      <text:p text:style-name="P5">Si on a une telle décomposition pour un nombre, on peut calculer son nombre de diviseurs en faisant le produit des « puissances augmentées de un » des facteurs premiers <text:span text:style-name="T18">(voir arbre au tableau)</text:span>.</text:p>
      <text:p text:style-name="P5"><text:span text:style-name="T3">Exemple avec 360 </text:span><text:span text:style-name="T13">= 2</text:span><text:span text:style-name="T10">3</text:span><text:span text:style-name="T13">x3</text:span><text:span text:style-name="T9">2</text:span><text:span text:style-name="T13">x5</text:span><text:span text:style-name="T14"> </text:span><text:span text:style-name="T13">= 2</text:span><text:span text:style-name="T10">3</text:span><text:span text:style-name="T13">x3</text:span><text:span text:style-name="T9">2</text:span><text:span text:style-name="T13">x5</text:span><text:span text:style-name="T11">1</text:span></text:p>
      <text:p text:style-name="P5">Les puissan<text:span text:style-name="T17">ces sont 3, 2 et 1 </text:span><text:span text:style-name="T18">donc</text:span><text:span text:style-name="T17"> le nombre de diviseurs est :</text:span></text:p>
      <text:p text:style-name="P3"><text:span text:style-name="T12">(3+1)(2+1)(1+1) = 4x3x2 = 24 <text:s text:c="4"/></text:span><text:span text:style-name="T15">(</text:span><text:span text:style-name="T18">V</text:span><text:span text:style-name="T16">érifiez avec votre programme de la question 4. !</text:span><text:span text:style-name="T18">)</text:span></text:p>
      <text:p text:style-name="P5"/>
      <text:list text:style-name="L2">
        <text:list-item>
          <text:p text:style-name="P10">Vérifier pour les 100 <text:span text:style-name="T22">premiers nombres en</text:span><text:span text:style-name="T23">t</text:span><text:span text:style-name="T22">ier</text:span><text:span text:style-name="T23">s qu’on obtient bien le nombre de diviseurs (comparer avec la fonction de la question 4.)</text:span></text:p>
        </text:list-item>
      </text:list>
      <text:p text:style-name="P5"/>
      <text:p text:style-name="P7"><text:span text:style-name="T1">TP A</text:span>rithmétique<text:span text:style-name="T1"> avec Python </text:span><text:span text:style-name="T2">(suite)</text:span></text:p>
      <text:p text:style-name="P2"/>
      <text:p text:style-name="P3">Avec la question 6 nous avons défini les nombres premiers.</text:p>
      <text:p text:style-name="P3"><text:span text:style-name="T4">Théorème important</text:span> : tout nombre entier positif admet une unique décomposition en produit de facteurs premiers. Exemple avec 360 :</text:p>
      <text:p text:style-name="P6">360 = 2 x 180 = 2 x 2 x 90 = 2 x 2 x 2 x 45 = <text:s/>2 x 2 x 2 x 3 x <text:span text:style-name="T17">1</text:span>5</text:p>
      <text:p text:style-name="P6"><text:s text:c="7"/>= 2 x 2 x 2 x 3 x 3 x 5 = 2<text:span text:style-name="T7">3</text:span>x3<text:span text:style-name="T8">2</text:span>x5</text:p>
      <text:p text:style-name="P6"/>
      <text:list xml:id="list174017762331891" text:continue-list="list1834383437" text:style-name="L1">
        <text:list-item text:start-value="8">
          <text:p text:style-name="P8"><text:span text:style-name="T16">Écrire une fonction qui donne la décomposition d’un nombre en facteurs premiers. </text:span><text:span text:style-name="T18">Exceptionnellement un affichage suffira.</text:span></text:p>
          <text:p text:style-name="P9">Notez qu’il y a une version qui utilise la question 6. mais qu’on peut aussi le faire en « force brute » en testant aussi des nombres non premiers (2, 3, 4, 5, 6…).</text:p>
        </text:list-item>
      </text:list>
      <text:p text:style-name="P4"/>
      <text:p text:style-name="P5">Si on a une telle décomposition pour un nombre, on peut calculer son nombre de diviseurs en faisant le produit des « puissances augmentées de un » des facteurs premiers <text:span text:style-name="T18">(voir arbre au tableau)</text:span>.</text:p>
      <text:p text:style-name="P5"><text:span text:style-name="T3">Exemple avec 360 </text:span><text:span text:style-name="T13">= 2</text:span><text:span text:style-name="T10">3</text:span><text:span text:style-name="T13">x3</text:span><text:span text:style-name="T9">2</text:span><text:span text:style-name="T13">x5</text:span><text:span text:style-name="T14"> </text:span><text:span text:style-name="T13">= 2</text:span><text:span text:style-name="T10">3</text:span><text:span text:style-name="T13">x3</text:span><text:span text:style-name="T9">2</text:span><text:span text:style-name="T13">x5</text:span><text:span text:style-name="T11">1</text:span></text:p>
      <text:p text:style-name="P5">Les puissan<text:span text:style-name="T17">ces sont 3, 2 et 1 </text:span><text:span text:style-name="T18">donc</text:span><text:span text:style-name="T17"> le nombre de diviseurs est :</text:span></text:p>
      <text:p text:style-name="P3"><text:span text:style-name="T12">(3+1)(2+1)(1+1) = 4x3x2 = 24 <text:s text:c="4"/></text:span><text:span text:style-name="T15">(</text:span><text:span text:style-name="T18">V</text:span><text:span text:style-name="T16">érifiez avec votre programme de la question 4. !</text:span><text:span text:style-name="T18">)</text:span></text:p>
      <text:p text:style-name="P5"/>
      <text:list text:style-name="L3">
        <text:list-item>
          <text:p text:style-name="P11">Vérifier pour les 100 <text:span text:style-name="T22">premiers nombres en</text:span><text:span text:style-name="T23">t</text:span><text:span text:style-name="T22">ier</text:span><text:span text:style-name="T23">s qu’on obtient bien le nombre de diviseurs (comparer avec la fonction de la question 4.)</text:span></text:p>
        </text:list-item>
      </text:list>
      <text:p text:style-name="P1"><text:span text:style-name="T5">TP A</text:span><text:span text:style-name="T4">rithmétique</text:span><text:span text:style-name="T5"> avec Python </text:span><text:span text:style-name="T6">(suite)</text:span></text:p>
      <text:p text:style-name="P2"/>
      <text:p text:style-name="P3">Avec la question 6 nous avons défini les nombres premiers.</text:p>
      <text:p text:style-name="P3"><text:span text:style-name="T4">Théorème important</text:span> : tout nombre entier positif admet une unique décomposition en produit de facteurs premiers. Exemple avec 360 :</text:p>
      <text:p text:style-name="P6">360 = 2 x 180 = 2 x 2 x 90 = 2 x 2 x 2 x 45 = <text:s/>2 x 2 x 2 x 3 x <text:span text:style-name="T17">1</text:span>5</text:p>
      <text:p text:style-name="P6"><text:s text:c="7"/>= 2 x 2 x 2 x 3 x 3 x 5 = 2<text:span text:style-name="T7">3</text:span>x3<text:span text:style-name="T8">2</text:span>x5</text:p>
      <text:p text:style-name="P6"/>
      <text:list xml:id="list174017971623274" text:continue-list="list174017762331891" text:style-name="L1">
        <text:list-item text:start-value="8">
          <text:p text:style-name="P8"><text:span text:style-name="T16">Écrire une fonction qui donne la décomposition d’un nombre en facteurs premiers. </text:span><text:span text:style-name="T18">Exceptionnellement un affichage suffira.</text:span></text:p>
          <text:p text:style-name="P9">Notez qu’il y a une version qui utilise la question 6. mais qu’on peut aussi le faire en « force brute » en testant aussi des nombres non premiers (2, 3, 4, 5, 6…).</text:p>
        </text:list-item>
      </text:list>
      <text:p text:style-name="P4"/>
      <text:p text:style-name="P5">Si on a une telle décomposition pour un nombre, on peut calculer son nombre de diviseurs en faisant le produit des « puissances augmentées de un » des facteurs premiers <text:span text:style-name="T18">(voir arbre au tableau)</text:span>.</text:p>
      <text:p text:style-name="P5"><text:span text:style-name="T3">Exemple avec 360 </text:span><text:span text:style-name="T13">= 2</text:span><text:span text:style-name="T10">3</text:span><text:span text:style-name="T13">x3</text:span><text:span text:style-name="T9">2</text:span><text:span text:style-name="T13">x5</text:span><text:span text:style-name="T14"> </text:span><text:span text:style-name="T13">= 2</text:span><text:span text:style-name="T10">3</text:span><text:span text:style-name="T13">x3</text:span><text:span text:style-name="T9">2</text:span><text:span text:style-name="T13">x5</text:span><text:span text:style-name="T11">1</text:span></text:p>
      <text:p text:style-name="P5">Les puissan<text:span text:style-name="T17">ces sont 3, 2 et 1 </text:span><text:span text:style-name="T18">donc</text:span><text:span text:style-name="T17"> le nombre de diviseurs est :</text:span></text:p>
      <text:p text:style-name="P3"><text:span text:style-name="T12">(3+1)(2+1)(1+1) = 4x3x2 = 24 <text:s text:c="4"/></text:span><text:span text:style-name="T15">(</text:span><text:span text:style-name="T18">V</text:span><text:span text:style-name="T16">érifiez avec votre programme de la question 4. !</text:span><text:span text:style-name="T18">)</text:span></text:p>
      <text:p text:style-name="P5"/>
      <text:list text:style-name="L4">
        <text:list-item>
          <text:p text:style-name="P12">Vérifier pour les 100 <text:span text:style-name="T22">premiers nombres en</text:span><text:span text:style-name="T23">t</text:span><text:span text:style-name="T22">ier</text:span><text:span text:style-name="T23">s qu’on obtient bien le nombre de diviseurs (comparer avec la fonction de la question 4.)</text:span></text:p>
        </text:list-item>
      </text:list>
      <text:p text:style-name="P5"/>
      <text:p text:style-name="P7"><text:span text:style-name="T1">TP A</text:span>rithmétique<text:span text:style-name="T1"> avec Python </text:span><text:span text:style-name="T2">(suite)</text:span></text:p>
      <text:p text:style-name="P2"/>
      <text:p text:style-name="P3">Avec la question 6 nous avons défini les nombres premiers.</text:p>
      <text:p text:style-name="P3"><text:span text:style-name="T4">Théorème important</text:span> : tout nombre entier positif admet une unique décomposition en produit de facteurs premiers. Exemple avec 360 :</text:p>
      <text:p text:style-name="P6">360 = 2 x 180 = 2 x 2 x 90 = 2 x 2 x 2 x 45 = <text:s/>2 x 2 x 2 x 3 x <text:span text:style-name="T17">1</text:span>5</text:p>
      <text:p text:style-name="P6"><text:s text:c="7"/>= 2 x 2 x 2 x 3 x 3 x 5 = 2<text:span text:style-name="T7">3</text:span>x3<text:span text:style-name="T8">2</text:span>x5</text:p>
      <text:p text:style-name="P6"/>
      <text:list text:continue-list="list174017971623274" text:style-name="L1">
        <text:list-item text:start-value="8">
          <text:p text:style-name="P8"><text:span text:style-name="T16">Écrire une fonction qui donne la décomposition d’un nombre en facteurs premiers. </text:span><text:span text:style-name="T18">Exceptionnellement un affichage suffira.</text:span></text:p>
          <text:p text:style-name="P9">Notez qu’il y a une version qui utilise la question 6. mais qu’on peut aussi le faire en « force brute » en testant aussi des nombres non premiers (2, 3, 4, 5, 6…).</text:p>
        </text:list-item>
      </text:list>
      <text:p text:style-name="P4"/>
      <text:p text:style-name="P5">Si on a une telle décomposition pour un nombre, on peut calculer son nombre de diviseurs en faisant le produit des « puissances augmentées de un » des facteurs premiers <text:span text:style-name="T18">(voir arbre au tableau)</text:span>.</text:p>
      <text:p text:style-name="P5"><text:span text:style-name="T3">Exemple avec 360 </text:span><text:span text:style-name="T13">= 2</text:span><text:span text:style-name="T10">3</text:span><text:span text:style-name="T13">x3</text:span><text:span text:style-name="T9">2</text:span><text:span text:style-name="T13">x5</text:span><text:span text:style-name="T14"> </text:span><text:span text:style-name="T13">= 2</text:span><text:span text:style-name="T10">3</text:span><text:span text:style-name="T13">x3</text:span><text:span text:style-name="T9">2</text:span><text:span text:style-name="T13">x5</text:span><text:span text:style-name="T11">1</text:span></text:p>
      <text:p text:style-name="P5">Les puissan<text:span text:style-name="T17">ces sont 3, 2 et 1 </text:span><text:span text:style-name="T18">donc</text:span><text:span text:style-name="T17"> le nombre de diviseurs est :</text:span></text:p>
      <text:p text:style-name="P3"><text:span text:style-name="T12">(3+1)(2+1)(1+1) = 4x3x2 = 24 <text:s text:c="4"/></text:span><text:span text:style-name="T15">(</text:span><text:span text:style-name="T18">V</text:span><text:span text:style-name="T16">érifiez avec votre programme de la question 4. !</text:span><text:span text:style-name="T18">)</text:span></text:p>
      <text:p text:style-name="P5"/>
      <text:list text:style-name="L5">
        <text:list-item>
          <text:p text:style-name="P13"><text:span text:style-name="T19">Vérifier pour les 100 </text:span><text:span text:style-name="T20">premiers nombres en</text:span><text:span text:style-name="T21">t</text:span><text:span text:style-name="T20">ier</text:span><text:span text:style-name="T21">s qu’on obtient bien le nombre de diviseurs (comparer avec la fonction de la question 4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4-11-07T19:39:11.198516795</meta:creation-date>
    <dc:date>2024-12-03T17:40:16.515000000</dc:date>
    <meta:editing-duration>PT11M35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8" meta:word-count="884" meta:character-count="4512" meta:non-whitespace-character-count="3636"/>
  </office:meta>
</office:document-meta>
</file>